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none" fo:font-weight="normal" officeooo:rsid="000c97d1" officeooo:paragraph-rsid="001deb12" style:font-size-asian="10.5pt" style:font-weight-asian="normal" style:font-size-complex="12pt" style:font-weight-complex="normal"/>
    </style:style>
    <style:style style:name="P2" style:family="paragraph" style:parent-style-name="Standard">
      <style:text-properties fo:font-size="18pt" style:text-underline-style="solid" style:text-underline-width="auto" style:text-underline-color="font-color" fo:font-weight="bold" officeooo:rsid="000c97d1" officeooo:paragraph-rsid="001deb12" style:font-size-asian="18pt" style:font-weight-asian="bold" style:font-size-complex="18pt" style:font-weight-complex="bold"/>
    </style:style>
    <style:style style:name="P3" style:family="paragraph" style:parent-style-name="Standard" style:list-style-name="L1">
      <style:text-properties fo:font-size="12pt" style:text-underline-style="none" fo:font-weight="normal" officeooo:rsid="00161797" officeooo:paragraph-rsid="002323cb" style:font-size-asian="10.5pt" style:font-weight-asian="normal" style:font-size-complex="12pt" style:font-weight-complex="normal"/>
    </style:style>
    <style:style style:name="P4" style:family="paragraph" style:parent-style-name="Standard" style:list-style-name="L1">
      <style:text-properties fo:font-size="12pt" style:text-underline-style="none" fo:font-weight="normal" officeooo:rsid="00161797" officeooo:paragraph-rsid="001deb12" style:font-size-asian="10.5pt" style:font-weight-asian="normal" style:font-size-complex="12pt" style:font-weight-complex="normal"/>
    </style:style>
    <style:style style:name="P5" style:family="paragraph" style:parent-style-name="Standard" style:list-style-name="L1">
      <style:text-properties fo:font-size="12pt" style:text-underline-style="none" fo:font-weight="normal" officeooo:rsid="0024433a" officeooo:paragraph-rsid="0024433a" style:font-size-asian="10.5pt" style:font-weight-asian="normal" style:font-size-complex="12pt" style:font-weight-complex="normal"/>
    </style:style>
    <style:style style:name="T1" style:family="text">
      <style:text-properties officeooo:rsid="00161797"/>
    </style:style>
    <style:style style:name="T2" style:family="text">
      <style:text-properties officeooo:rsid="0017be7e"/>
    </style:style>
    <style:style style:name="T3" style:family="text">
      <style:text-properties officeooo:rsid="0017811a"/>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fe81e"/>
    </style:style>
    <style:style style:name="T6" style:family="text">
      <style:text-properties style:text-underline-style="solid" style:text-underline-width="auto" style:text-underline-color="font-color" officeooo:rsid="0017811a"/>
    </style:style>
    <style:style style:name="T7" style:family="text">
      <style:text-properties officeooo:rsid="002323cb"/>
    </style:style>
    <style:style style:name="T8" style:family="text">
      <style:text-properties officeooo:rsid="002517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tscheidungen treffen</text:p>
      <text:p text:style-name="P1">In die<text:span text:style-name="T1">sem Kapitel geht es um das, meiner Meinung nach, schwierigste Problem des Projekts: das Treffen der „richtigen“ Entscheidung. Mein erster Plan war alle Einheiten durch zu gehen und aus folgenden einfachen Möglichkeiten auszuwählen. Ich habe die Problematik versucht soweit zu vereinfachen, dass immer nur eine Möglichkeit zutreffen kann um erst einmal eine Grundlage zu schaffen, von der aus ich die Komplexität erhöhen kann. Die K.I. stellt sich vor Beginn der Zugphase folgende Fragen.</text:span></text:p>
      <text:p text:style-name="P1"/>
      <text:list xml:id="list3538948644" text:style-name="L1">
        <text:list-item>
          <text:p text:style-name="P3"><text:span text:style-name="T4">Kann </text:span><text:span text:style-name="T5">eine</text:span><text:span text:style-name="T4"> Einheit einen sinnvollen Angriff ausführen?</text:span> <text:line-break/></text:p>
        </text:list-item>
        <text:list-item>
          <text:p text:style-name="P5"/>
        </text:list-item>
        <text:list-item>
          <text:p text:style-name="P4"/>
        </text:list-item>
        <text:list-item>
          <text:p text:style-name="P5"><text:span text:style-name="T4">Soll ich weiter auf das gegnerische Hauptquartier vorrücken?</text:span><text:line-break/>Dies ist der Standardfall, wenn keine der obigen Fragen beantwortet werden kann, dann sollen die Einheiten einfach weiter vorrücken. <text:span text:style-name="T8">Da meine Möglichkeiten komplexe Entscheidungen zu treffen leider begrenzt sind, um ein vielfältigeres Verhalten in der Nähe des gegnerischen Hauptquartiers zu erzeugen, begeben sich fast alle Einheiten auf zufällige Felder in einem kleinen Radius um das Hauptquartier. Eine Ausnahme bilden die Infanterie- und Anti-Panzereinheiten, befinden sie sich in der Nähe des Hauptquartiers sollen sie versuchen dieses einzunehm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03:05:24.200000000</meta:creation-date>
    <dc:date>2019-08-30T06:13:04.362000000</dc:date>
    <meta:editing-duration>PT5H5M12S</meta:editing-duration>
    <meta:editing-cycles>5</meta:editing-cycles>
    <meta:generator>LibreOffice/5.3.6.1$Windows_x86 LibreOffice_project/686f202eff87ef707079aeb7f485847613344eb7</meta:generator>
    <meta:document-statistic meta:table-count="0" meta:image-count="0" meta:object-count="0" meta:page-count="1" meta:paragraph-count="6" meta:word-count="171" meta:character-count="1193" meta:non-whitespace-character-count="1028"/>
  </office:meta>
</office:document-meta>
</file>